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officeooo:rsid="00136cd2" officeooo:paragraph-rsid="00136cd2" style:font-size-asian="18pt" style:font-weight-asian="bold" style:font-size-complex="18pt" style:font-weight-complex="bold"/>
    </style:style>
    <style:style style:name="P2" style:family="paragraph" style:parent-style-name="Standard">
      <style:text-properties officeooo:rsid="0013a4fb" officeooo:paragraph-rsid="0013a4f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tes on Frederike Otto</text:p>
      <text:p text:style-name="P1"/>
      <text:p text:style-name="P2">p. 26: We do not have a theory of the climate system (following Ludwig (1974) description). We have a huge amount of climate models, most of which are epistemically meaningful. 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8T10:47:50.782391451</meta:creation-date>
    <dc:date>2022-02-08T10:49:35.482574898</dc:date>
    <meta:editing-duration>PT1M44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2" meta:word-count="34" meta:character-count="200" meta:non-whitespace-character-count="167"/>
  </office:meta>
</office:document-meta>
</file>